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draw:page style:family="drawing-page" style:name="a1115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draw:page>
    <draw:frame draw:id="id5" presentation:style-name="a38" draw:name="Title 1" svg:x="0.75in" svg:y="2.32986in" svg:width="8.5in" svg:height="1.60764in" presentation:class="title" presentation:placeholder="false" style:name="a1116">
      <draw:text-box>
        <text:p text:style-name="a37" text:class-names="" text:cond-style-name=""><text:span text:style-name="a35" text:class-names="">Click to edit Master title style</text:span><text:span text:style-name="a36" text:class-names=""/></text:p>
      </draw:text-box>
      <svg:title/>
      <svg:desc/>
    </draw:frame>
    <text:p text:style-name="a37" text:class-names="" text:cond-style-name="" style:name="a1117"><text:span text:style-name="a35" text:class-names="">Click to edit Master title style</text:span><text:span text:style-name="a36" text:class-names=""/></text:p>
    <text:span text:style-name="a35" text:class-names="" style:name="a1118">Click to edit Master title style</text:span>
    <text:span text:style-name="a36" text:class-names="" style:name="a1119"/>
    <draw:frame draw:id="id6" presentation:style-name="a42" draw:name="Subtitle 2" svg:x="1.5in" svg:y="4.25in" svg:width="7in" svg:height="1.91667in" presentation:class="subtitle" presentation:placeholder="false" style:name="a1120">
      <draw:text-box>
        <text:p text:style-name="a41" text:class-names="" text:cond-style-name=""><text:span text:style-name="a39" text:class-names="">Click to edit Master subtitle style</text:span><text:span text:style-name="a40" text:class-names=""/></text:p>
      </draw:text-box>
      <svg:title/>
      <svg:desc/>
    </draw:frame>
    <text:p text:style-name="a41" text:class-names="" text:cond-style-name="" style:name="a1121"><text:span text:style-name="a39" text:class-names="">Click to edit Master subtitle style</text:span><text:span text:style-name="a40" text:class-names=""/></text:p>
    <text:span text:style-name="a39" text:class-names="" style:name="a1122">Click to edit Master subtitle style</text:span>
    <text:span text:style-name="a40" text:class-names="" style:name="a1123"/>
  </office:automatic-styles>
  <office:body>
    <office:presentation>
      <draw:page draw:name="Slide1" draw:style-name="a1115" draw:master-page-name="Master1-Layout1-title-Title-Slide" presentation:presentation-page-layout-name="Master1-PPL1" draw:id="id146">
        <draw:frame draw:id="id147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My Title</text:span><text:span text:style-name="a1119" text:class-names=""/></text:p>
          </draw:text-box>
          <svg:title/>
          <svg:desc/>
        </draw:frame>
        <draw:frame draw:id="id148" presentation:style-name="a1120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2" text:class-names="">My Subtitle</text:span><text:span text:style-name="a1123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18T20:43:02</meta:creation-date>
    <dc:date>2015-10-18T20:43:02</dc:date>
    <meta:editing-cycles>1</meta:editing-cycles>
    <meta:editing-duration>PT0S</meta:editing-duration>
    <meta:document-statistic meta:paragraph-count="38" meta:word-count="60"/>
  </office:meta>
</office:document-meta>
</file>